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203cm" svg:stroke-color="#000000" draw:marker-start-width="0.503cm" draw:marker-end-width="0.503cm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stroke="solid"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standard">
      <style:graphic-properties svg:stroke-color="#000000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99cm" svg:height="2.032cm" svg:x="8.366cm" svg:y="7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065cm" svg:y1="9.001cm" svg:x2="14.06cm" svg:y2="5.136cm" draw:start-shape="id1" draw:start-glue-point="7" svg:d="M13065 9001h748v-3865h247" svg:viewBox="0 0 996 3866">
          <text:p/>
        </draw:connector>
        <draw:connector draw:style-name="gr2" draw:text-style-name="P1" draw:layer="layout" svg:x1="8.366cm" svg:y1="9.001cm" svg:x2="7.315cm" svg:y2="5.188cm" draw:start-shape="id1" draw:start-glue-point="5" svg:d="M8366 9001h-776v-3813h-275" svg:viewBox="0 0 1052 3814">
          <text:p/>
        </draw:connector>
        <draw:custom-shape draw:style-name="gr3" draw:text-style-name="P1" xml:id="id3" draw:id="id3" draw:layer="layout" svg:width="4.318cm" svg:height="1.905cm" svg:x="2.905cm" svg:y="4.556cm">
          <text:p text:style-name="P1">ACTORES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318cm" svg:height="1.905cm" svg:x="14.081cm" svg:y="4.556cm">
          <text:p text:style-name="P1">PELÍCULA</text:p>
          <draw:enhanced-geometry svg:viewBox="0 0 21600 21600" draw:type="rectangle" draw:enhanced-path="M 0 0 L 21600 0 21600 21600 0 21600 0 0 Z N"/>
        </draw:custom-shape>
        <draw:frame draw:style-name="gr4" draw:layer="layout" svg:width="2.966cm" svg:height="0.962cm" svg:x="9.083cm" svg:y="8.493cm">
          <draw:text-box>
            <text:p>Participa</text:p>
          </draw:text-box>
        </draw:frame>
        <draw:custom-shape draw:style-name="gr3" draw:text-style-name="P2" xml:id="id2" draw:id="id2" draw:layer="layout" svg:width="4.191cm" svg:height="1.27cm" svg:x="4.937cm" svg:y="1.381cm">
          <text:p text:style-name="P1"><text:span text:style-name="T1">Apellid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4.191cm" svg:height="1.27cm" svg:x="14.081cm" svg:y="1.381cm">
          <text:p text:style-name="P1">Añ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4.191cm" svg:height="1.397cm" svg:x="10.144cm" svg:y="2.651cm">
          <text:p text:style-name="P1"><text:span text:style-name="T1">Tít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4.191cm" svg:height="1.27cm" svg:x="0.746cm" svg:y="2.397cm">
          <text:p text:style-name="P1"><text:span text:style-name="T1">Nom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7.032cm" svg:y1="2.651cm" svg:x2="5.064cm" svg:y2="4.556cm" draw:start-shape="id2" draw:start-glue-point="8" draw:end-shape="id3" svg:d="M7032 2651v953h-1968v952" svg:viewBox="0 0 1969 1906">
          <text:p/>
        </draw:connector>
        <draw:connector draw:style-name="gr5" draw:text-style-name="P1" draw:layer="layout" svg:x1="2.841cm" svg:y1="3.667cm" svg:x2="5.064cm" svg:y2="4.556cm" draw:start-shape="id4" draw:start-glue-point="8" draw:end-shape="id3" draw:end-glue-point="0" svg:d="M2841 3667v445h2223v444" svg:viewBox="0 0 2224 890">
          <text:p/>
        </draw:connector>
        <draw:connector draw:style-name="gr5" draw:text-style-name="P1" draw:layer="layout" svg:x1="12.239cm" svg:y1="4.048cm" svg:x2="14.081cm" svg:y2="5.508cm" draw:start-shape="id5" draw:start-glue-point="8" draw:end-shape="id6" draw:end-glue-point="3" svg:d="M12239 4048v1460h1842" svg:viewBox="0 0 1843 1461">
          <text:p/>
        </draw:connector>
        <draw:connector draw:style-name="gr5" draw:text-style-name="P1" draw:layer="layout" svg:x1="16.176cm" svg:y1="2.651cm" svg:x2="16.24cm" svg:y2="4.556cm" draw:start-shape="id7" draw:start-glue-point="8" draw:end-shape="id6" draw:end-glue-point="0" svg:d="M16176 2651v953h64v952" svg:viewBox="0 0 65 1906">
          <text:p/>
        </draw:connector>
        <draw:connector draw:style-name="gr2" draw:text-style-name="P1" draw:layer="layout" draw:line-skew="-1.337cm" svg:x1="8.366cm" svg:y1="14.335cm" svg:x2="4.937cm" svg:y2="6.459cm" draw:start-shape="id8" draw:start-glue-point="5" svg:d="M8366 14335h-3302v-7876h-127" svg:viewBox="0 0 3430 7877">
          <text:p/>
        </draw:connector>
        <draw:connector draw:style-name="gr2" draw:text-style-name="P1" draw:layer="layout" draw:line-skew="1.267cm" svg:x1="13.446cm" svg:y1="14.335cm" svg:x2="16.251cm" svg:y2="6.46cm" draw:start-shape="id8" draw:start-glue-point="7" svg:d="M13446 14335h2921v-7875h-116" svg:viewBox="0 0 2922 7876">
          <text:p/>
        </draw:connector>
        <draw:custom-shape draw:style-name="gr6" draw:text-style-name="P1" xml:id="id8" draw:id="id8" draw:layer="layout" svg:width="5.08cm" svg:height="2.032cm" svg:x="8.366cm" svg:y="13.319cm">
          <text:p text:style-name="P1">Distancia c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10" draw:id="id10" draw:layer="layout" svg:width="5.08cm" svg:height="2.032cm" svg:x="8.367cm" svg:y="13.32cm">
          <text:p text:style-name="P1">Distancia c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3.683cm" svg:height="1.397cm" svg:x="1cm" svg:y="7.35cm">
          <text:p text:style-name="P1">Vecino 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4.032cm" svg:height="1.27cm" svg:x="16.907cm" svg:y="7.731cm">
          <text:p text:style-name="P1">Vecino 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0.906cm" svg:y1="15.224cm" svg:x2="12.748cm" svg:y2="16.684cm" svg:d="M10906 15224v1460h1842" svg:viewBox="0 0 1843 1461">
          <text:p/>
        </draw:connector>
        <draw:custom-shape draw:style-name="gr3" draw:text-style-name="P2" draw:layer="layout" svg:width="4.191cm" svg:height="1.397cm" svg:x="12.684cm" svg:y="15.986cm">
          <text:p text:style-name="P1"><text:span text:style-name="T1">Distanc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4.191cm" svg:height="1.397cm" svg:x="7.477cm" svg:y="11.287cm">
          <text:p text:style-name="P1"><text:span text:style-name="T1">Sal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line-skew="-1.519cm 2.026cm" svg:x1="11.668cm" svg:y1="11.986cm" svg:x2="10.907cm" svg:y2="13.32cm" draw:start-shape="id9" draw:start-glue-point="10" draw:end-shape="id10" draw:end-glue-point="4" svg:d="M11668 11986h762v825h-1523v509" svg:viewBox="0 0 1524 1335">
          <text:p/>
        </draw:connector>
        <draw:path draw:style-name="gr8" draw:text-style-name="P1" draw:layer="layout" svg:width="1.557cm" svg:height="1.51cm" draw:transform="rotate (-2.72428442943795) translate (3.40449266197356cm 7.11796157935265cm)" svg:viewBox="0 0 1558 1511" svg:d="M0 1487c636 136 1318-310 1490-928l68-538-48-21">
          <text:p/>
        </draw:path>
        <draw:path draw:style-name="gr8" draw:text-style-name="P1" draw:layer="layout" svg:width="1.093cm" svg:height="0.602cm" draw:transform="rotate (-0.983318500573605) translate (4.099cm 6.485cm)" svg:viewBox="0 0 1094 603" svg:d="M0 0l604 29 432 287 58 287">
          <text:p/>
        </draw:path>
        <draw:path draw:style-name="gr8" draw:text-style-name="P1" draw:layer="layout" svg:width="1.543cm" svg:height="2.579cm" svg:x="18.469cm" svg:y="5.409cm" svg:viewBox="0 0 1544 2580" svg:d="M0 38c557-126 1607 35 1453 934-87 511 190 1037 52 1557l-208 51">
          <text:p/>
        </draw:path>
        <draw:path draw:style-name="gr8" draw:text-style-name="P1" draw:layer="layout" svg:width="1.436cm" svg:height="0.681cm" draw:transform="rotate (-1.68162473429654) translate (17.8499755598273cm 6.61244811298228cm)" svg:viewBox="0 0 1437 682" svg:d="M0 682c511-46 1410 153 1437-68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8T10:18:51.813549324</meta:creation-date>
    <dc:date>2018-01-25T21:49:10.326869094</dc:date>
    <meta:editing-duration>P0D</meta:editing-duration>
    <meta:editing-cycles>2</meta:editing-cycles>
    <meta:generator>LibreOffice/4.2.8.2$Linux_x86 LibreOffice_project/420m0$Build-2</meta:generator>
    <meta:document-statistic meta:object-count="28"/>
  </office:meta>
</office:document-meta>
</file>